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4b2c" officeooo:paragraph-rsid="00144b2c"/>
    </style:style>
    <style:style style:name="P2" style:family="paragraph" style:parent-style-name="Standard">
      <style:text-properties officeooo:rsid="0015364c" officeooo:paragraph-rsid="0015364c"/>
    </style:style>
    <style:style style:name="P3" style:family="paragraph" style:parent-style-name="Standard">
      <style:text-properties officeooo:paragraph-rsid="0015364c"/>
    </style:style>
    <style:style style:name="P4" style:family="paragraph" style:parent-style-name="Standard">
      <style:text-properties officeooo:rsid="0017cbed" officeooo:paragraph-rsid="0017cbed"/>
    </style:style>
    <style:style style:name="T1" style:family="text">
      <style:text-properties officeooo:rsid="0015364c"/>
    </style:style>
    <style:style style:name="T2" style:family="text">
      <style:text-properties officeooo:rsid="0015f7a2"/>
    </style:style>
    <style:style style:name="T3" style:family="text">
      <style:text-properties officeooo:rsid="0017cbed"/>
    </style:style>
    <style:style style:name="T4" style:family="text">
      <style:text-properties fo:language="zxx" fo:country="none" officeooo:rsid="0017cbed" style:language-asian="zxx" style:country-asian="none" style:language-complex="zxx" style:country-complex="none"/>
    </style:style>
    <style:style style:name="T5" style:family="text">
      <style:text-properties officeooo:rsid="00182069"/>
    </style:style>
    <style:style style:name="T6" style:family="text">
      <style:text-properties officeooo:rsid="001836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Übung 2</text:p>
      <text:p text:style-name="P1"/>
      <text:p text:style-name="P1">Adrian</text:p>
      <text:p text:style-name="P1">Tim</text:p>
      <text:p text:style-name="P1"/>
      <text:p text:style-name="P1">Mittelwert x:<text:tab/><text:tab/>104.95</text:p>
      <text:p text:style-name="P1">Mittelwert y:<text:tab/><text:tab/>1.41</text:p>
      <text:p text:style-name="P1">Quantil x(0.25):<text:tab/>102.5</text:p>
      <text:p text:style-name="P1">Quantil y(1.0):<text:tab/>2.49</text:p>
      <text:p text:style-name="P3"><text:span text:style-name="T4">Varianz</text:span><text:span text:style-name="T1">(x):<text:tab/><text:tab/></text:span><text:span text:style-name="T2">8.33</text:span></text:p>
      <text:p text:style-name="P2">Stichporbenvarianz(x):<text:span text:style-name="T3">3.17 </text:span><text:span text:style-name="T6">(?)</text:span></text:p>
      <text:p text:style-name="P3"><text:span text:style-name="T4">Varianz</text:span><text:span text:style-name="T1">(y):<text:tab/><text:tab/></text:span><text:span text:style-name="T5">0.4</text:span></text:p>
      <text:p text:style-name="P4">r(x,y):<text:tab/><text:tab/><text:tab/>-0.89</text:p>
      <text:p text:style-name="P4">s(x,y):<text:tab/><text:tab/><text:tab/>-1.66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</meta:creation-date>
    <meta:editing-duration>P3DT15H48M18S</meta:editing-duration>
    <meta:editing-cycles>3</meta:editing-cycles>
    <meta:generator>LibreOffice/6.4.6.2$Linux_X86_64 LibreOffice_project/40$Build-2</meta:generator>
    <dc:date>2020-11-16T07:29:22.799849749</dc:date>
    <meta:document-statistic meta:table-count="0" meta:image-count="0" meta:object-count="0" meta:page-count="1" meta:paragraph-count="12" meta:word-count="26" meta:character-count="191" meta:non-whitespace-character-count="169"/>
    <meta:user-defined meta:name="Info 1"/>
    <meta:user-defined meta:name="Info 2"/>
    <meta:user-defined meta:name="Info 3"/>
    <meta:user-defined meta:name="Info 4"/>
  </office:meta>
</office:document-meta>
</file>